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159cm" svg:height="1.783cm" draw:transform="rotate (-3.14159265358979) translate (12.552cm 26.245cm)">
          <text:p text:style-name="P1"><text:span text:style-name="T1">Graphic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" draw:text-style-name="P2" xml:id="id1" draw:id="id1" draw:layer="layout" svg:width="3.367cm" svg:height="1.783cm" svg:x="3.54cm" svg:y="24.463cm">
          <text:p text:style-name="P2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81cm" svg:height="2.159cm" svg:x="14.335cm" svg:y="23.987cm">
          <text:p text:style-name="P2">Pat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.907cm" svg:y1="25.355cm" svg:x2="8.393cm" svg:y2="25.354cm" draw:start-shape="id1" draw:start-glue-point="10" draw:end-shape="id2" draw:end-glue-point="3" svg:d="M6907 25355c1114 0 372-1 1486-1" svg:viewBox="0 0 1487 2">
          <text:p/>
        </draw:connector>
        <draw:connector draw:style-name="gr2" draw:text-style-name="P2" draw:layer="layout" draw:type="curve" svg:x1="12.552cm" svg:y1="25.354cm" svg:x2="14.335cm" svg:y2="25.327cm" draw:start-shape="id2" draw:start-glue-point="1" svg:d="M12552 25354c1713 0 822-27 1783-27" svg:viewBox="0 0 1784 28">
          <text:p/>
        </draw:connector>
        <draw:custom-shape draw:style-name="gr1" draw:text-style-name="P2" xml:id="id4" draw:id="id4" draw:layer="layout" svg:width="4.191cm" svg:height="1.778cm" svg:x="10.92cm" svg:y="14.184cm">
          <text:p text:style-name="P2">State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318cm" svg:height="1.905cm" svg:x="10.793cm" svg:y="17.994cm">
          <text:p text:style-name="P2">Gener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curve" svg:x1="12.952cm" svg:y1="17.994cm" svg:x2="13.015cm" svg:y2="15.962cm" draw:start-shape="id3" draw:start-glue-point="4" draw:end-shape="id4" draw:end-glue-point="2" svg:d="M12952 17994c0-1524 63-508 63-2032" svg:viewBox="0 0 64 2033">
          <text:p/>
        </draw:connector>
        <draw:custom-shape draw:style-name="gr1" draw:text-style-name="P3" xml:id="id15" draw:id="id15" draw:layer="layout" svg:width="2.667cm" svg:height="1.524cm" svg:x="6.534cm" svg:y="17.686cm">
          <text:p text:style-name="P2"><text:span text:style-name="T2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2.952cm" svg:y1="19.899cm" svg:x2="10.472cm" svg:y2="24.463cm" draw:start-shape="id3" draw:start-glue-point="6" draw:end-shape="id2" draw:end-glue-point="0" svg:d="M12952 19899c0 3423-2480 1141-2480 4564" svg:viewBox="0 0 2481 4565">
          <text:p/>
        </draw:connector>
        <draw:line draw:style-name="gr2" draw:text-style-name="P2" draw:layer="layout" svg:x1="10.271cm" svg:y1="24.241cm" svg:x2="10.652cm" svg:y2="24.241cm">
          <text:p/>
        </draw:line>
        <draw:line draw:style-name="gr2" draw:text-style-name="P2" draw:layer="layout" svg:x1="12.825cm" svg:y1="15.962cm" svg:x2="13.079cm" svg:y2="16.343cm">
          <text:p/>
        </draw:line>
        <draw:line draw:style-name="gr2" draw:text-style-name="P2" draw:layer="layout" svg:x1="13.206cm" svg:y1="15.962cm" svg:x2="12.952cm" svg:y2="16.343cm">
          <text:p/>
        </draw:line>
        <draw:custom-shape draw:style-name="gr1" draw:text-style-name="P3" xml:id="id6" draw:id="id6" draw:layer="layout" svg:width="2.667cm" svg:height="1.397cm" svg:x="6.58cm" svg:y="16.081cm">
          <text:p text:style-name="P2"><text:span text:style-name="T2">Murd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2.667cm" svg:height="1.397cm" svg:x="4.937cm" svg:y="11.898cm">
          <text:p text:style-name="P2"><text:span text:style-name="T2">Gun</text:span></text:p>
          <text:p text:style-name="P2"><text:span text:style-name="T2">Murd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6" draw:id="id16" draw:layer="layout" svg:width="2.667cm" svg:height="1.524cm" svg:x="6.588cm" svg:y="19.391cm">
          <text:p text:style-name="P4"><text:span text:style-name="T3">Population</text:span></text:p>
          <text:p text:style-name="P4"><text:span text:style-name="T3">Den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7" draw:id="id17" draw:layer="layout" svg:width="2.667cm" svg:height="1.397cm" svg:x="4.175cm" svg:y="6.437cm">
          <text:p text:style-name="P4"><text:span text:style-name="T3">Gun</text:span></text:p>
          <text:p text:style-name="P4"><text:span text:style-name="T3">Ownersh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8" draw:id="id18" draw:layer="layout" svg:width="2.667cm" svg:height="1.397cm" svg:x="7.477cm" svg:y="6.31cm">
          <text:p text:style-name="P2"><text:span text:style-name="T2">Murders/</text:span></text:p>
          <text:p text:style-name="P2"><text:span text:style-name="T2">100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9" draw:id="id19" draw:layer="layout" svg:width="2.667cm" svg:height="1.397cm" svg:x="7.477cm" svg:y="4.278cm">
          <text:p text:style-name="P4"><text:span text:style-name="T3">Gun</text:span></text:p>
          <text:p text:style-name="P4"><text:span text:style-name="T3">Murders/</text:span></text:p>
          <text:p text:style-name="P4"><text:span text:style-name="T3">100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0" draw:id="id10" draw:layer="layout" svg:width="2.667cm" svg:height="1.524cm" svg:x="1.381cm" svg:y="9.257cm">
          <text:p text:style-name="P4"><text:span text:style-name="T3">Handgu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1" draw:id="id11" draw:layer="layout" svg:width="2.667cm" svg:height="1.524cm" svg:x="1.381cm" svg:y="10.958cm">
          <text:p text:style-name="P4"><text:span text:style-name="T3">Rif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2" draw:id="id12" draw:layer="layout" svg:width="2.667cm" svg:height="1.524cm" svg:x="1.381cm" svg:y="12.659cm">
          <text:p text:style-name="P4"><text:span text:style-name="T3">Shotgu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3" draw:id="id13" draw:layer="layout" svg:width="2.667cm" svg:height="1.524cm" svg:x="1.381cm" svg:y="14.36cm">
          <text:p text:style-name="P4"><text:span text:style-name="T3">Unknown</text:span></text:p>
          <text:p text:style-name="P4"><text:span text:style-name="T3">Firear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8" draw:id="id8" draw:layer="layout" svg:width="2.667cm" svg:height="1.524cm" svg:x="1.381cm" svg:y="16.061cm">
          <text:p text:style-name="P4"><text:span text:style-name="T3">Blade</text:span></text:p>
          <text:p text:style-name="P4"><text:span text:style-name="T3">Weap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7" draw:id="id7" draw:layer="layout" svg:width="2.667cm" svg:height="1.524cm" svg:x="1.381cm" svg:y="17.762cm">
          <text:p text:style-name="P4"><text:span text:style-name="T3">Hands</text:span></text:p>
          <text:p text:style-name="P4"><text:span text:style-name="T3">Feet</text:span></text:p>
          <text:p text:style-name="P4"><text:span text:style-name="T3">et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5" draw:id="id5" draw:layer="layout" svg:width="2.667cm" svg:height="1.524cm" svg:x="1.381cm" svg:y="19.463cm">
          <text:p text:style-name="P4"><text:span text:style-name="T3">Other</text:span></text:p>
          <text:p text:style-name="P4"><text:span text:style-name="T3">Weap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048cm" svg:y1="20.225cm" svg:x2="6.58cm" svg:y2="16.779cm" draw:start-shape="id5" draw:start-glue-point="10" draw:end-shape="id6" svg:d="M4048 20225l2532-3446" svg:viewBox="0 0 2533 3447">
          <text:p/>
        </draw:connector>
        <draw:connector draw:style-name="gr2" draw:text-style-name="P2" draw:layer="layout" draw:type="line" svg:x1="4.048cm" svg:y1="18.524cm" svg:x2="6.58cm" svg:y2="16.78cm" draw:start-shape="id7" draw:start-glue-point="10" draw:end-shape="id6" draw:end-glue-point="6" svg:d="M4048 18524l2532-1744" svg:viewBox="0 0 2533 1745">
          <text:p/>
        </draw:connector>
        <draw:connector draw:style-name="gr2" draw:text-style-name="P2" draw:layer="layout" draw:type="line" svg:x1="4.048cm" svg:y1="16.823cm" svg:x2="6.58cm" svg:y2="16.78cm" draw:start-shape="id8" draw:start-glue-point="10" draw:end-shape="id6" draw:end-glue-point="6" svg:d="M4048 16823l2532-43" svg:viewBox="0 0 2533 44">
          <text:p/>
        </draw:connector>
        <draw:connector draw:style-name="gr2" draw:text-style-name="P2" draw:layer="layout" draw:type="line" svg:x1="4.937cm" svg:y1="12.597cm" svg:x2="4.048cm" svg:y2="10.019cm" draw:start-shape="id9" draw:start-glue-point="6" draw:end-shape="id10" draw:end-glue-point="10" svg:d="M4937 12597l-889-2578" svg:viewBox="0 0 890 2579">
          <text:p/>
        </draw:connector>
        <draw:connector draw:style-name="gr2" draw:text-style-name="P2" draw:layer="layout" draw:type="line" svg:x1="4.048cm" svg:y1="11.72cm" svg:x2="4.937cm" svg:y2="12.597cm" draw:start-shape="id11" draw:start-glue-point="10" draw:end-shape="id9" draw:end-glue-point="6" svg:d="M4048 11720l889 877" svg:viewBox="0 0 890 878">
          <text:p/>
        </draw:connector>
        <draw:connector draw:style-name="gr2" draw:text-style-name="P2" draw:layer="layout" draw:type="line" svg:x1="4.048cm" svg:y1="13.421cm" svg:x2="4.937cm" svg:y2="12.597cm" draw:start-shape="id12" draw:start-glue-point="10" draw:end-shape="id9" draw:end-glue-point="6" svg:d="M4048 13421l889-824" svg:viewBox="0 0 890 825">
          <text:p/>
        </draw:connector>
        <draw:connector draw:style-name="gr2" draw:text-style-name="P2" draw:layer="layout" draw:type="line" svg:x1="4.048cm" svg:y1="15.122cm" svg:x2="4.937cm" svg:y2="12.597cm" draw:start-shape="id13" draw:start-glue-point="10" draw:end-shape="id9" draw:end-glue-point="6" svg:d="M4048 15122l889-2525" svg:viewBox="0 0 890 2526">
          <text:p/>
        </draw:connector>
        <draw:connector draw:style-name="gr2" draw:text-style-name="P2" draw:layer="layout" draw:type="line" svg:x1="6.58cm" svg:y1="16.78cm" svg:x2="6.271cm" svg:y2="13.295cm" draw:start-shape="id6" draw:start-glue-point="6" draw:end-shape="id9" draw:end-glue-point="8" svg:d="M6580 16780l-309-3485" svg:viewBox="0 0 310 3486">
          <text:p/>
        </draw:connector>
        <draw:connector draw:style-name="gr2" draw:text-style-name="P2" xml:id="id14" draw:id="id14" draw:layer="layout" draw:type="line" svg:x1="9.247cm" svg:y1="16.78cm" svg:x2="9.247cm" svg:y2="16.78cm" draw:start-shape="id6" draw:start-glue-point="10" draw:end-shape="id6" draw:end-glue-point="10" svg:d="M9247 16780z" svg:viewBox="0 0 1 1">
          <text:p/>
        </draw:connector>
        <draw:connector draw:style-name="gr2" draw:text-style-name="P2" draw:layer="layout" draw:type="line" svg:x1="9.247cm" svg:y1="16.78cm" svg:x2="10.92cm" svg:y2="15.073cm" draw:start-shape="id14" draw:start-glue-point="0" draw:end-shape="id4" draw:end-glue-point="3" svg:d="M9247 16780l1673-1707" svg:viewBox="0 0 1674 1708">
          <text:p/>
        </draw:connector>
        <draw:connector draw:style-name="gr2" draw:text-style-name="P2" draw:layer="layout" draw:type="line" svg:x1="9.201cm" svg:y1="18.448cm" svg:x2="10.92cm" svg:y2="15.073cm" draw:start-shape="id15" draw:start-glue-point="10" draw:end-shape="id4" draw:end-glue-point="3" svg:d="M9201 18448l1719-3375" svg:viewBox="0 0 1720 3376">
          <text:p/>
        </draw:connector>
        <draw:connector draw:style-name="gr2" draw:text-style-name="P2" draw:layer="layout" draw:type="line" svg:x1="9.255cm" svg:y1="20.153cm" svg:x2="10.92cm" svg:y2="15.073cm" draw:start-shape="id16" draw:start-glue-point="10" draw:end-shape="id4" draw:end-glue-point="3" svg:d="M9255 20153l1665-5080" svg:viewBox="0 0 1666 5081">
          <text:p/>
        </draw:connector>
        <draw:connector draw:style-name="gr2" draw:text-style-name="P2" draw:layer="layout" draw:type="line" svg:x1="5.509cm" svg:y1="7.834cm" svg:x2="13.015cm" svg:y2="14.184cm" draw:start-shape="id17" draw:start-glue-point="8" draw:end-shape="id4" draw:end-glue-point="0" svg:d="M5509 7834l7506 6350" svg:viewBox="0 0 7507 6351">
          <text:p/>
        </draw:connector>
        <draw:connector draw:style-name="gr2" draw:text-style-name="P2" draw:layer="layout" draw:type="line" svg:x1="8.811cm" svg:y1="7.707cm" svg:x2="13.015cm" svg:y2="14.184cm" draw:start-shape="id18" draw:start-glue-point="8" draw:end-shape="id4" draw:end-glue-point="0" svg:d="M8811 7707l4204 6477" svg:viewBox="0 0 4205 6478">
          <text:p/>
        </draw:connector>
        <draw:connector draw:style-name="gr2" draw:text-style-name="P2" draw:layer="layout" draw:type="line" svg:x1="8.811cm" svg:y1="5.675cm" svg:x2="8.811cm" svg:y2="6.31cm" draw:start-shape="id19" draw:start-glue-point="8" draw:end-shape="id18" draw:end-glue-point="4" svg:d="M8811 5675v635" svg:viewBox="0 0 1 636">
          <text:p/>
        </draw:connector>
        <draw:custom-shape draw:style-name="gr1" draw:text-style-name="P4" xml:id="id20" draw:id="id20" draw:layer="layout" svg:width="2.667cm" svg:height="1.397cm" svg:x="4.429cm" svg:y="8.977cm">
          <text:p text:style-name="P4"><text:span text:style-name="T3">Rank by</text:span></text:p>
          <text:p text:style-name="P4"><text:span text:style-name="T3">Gun Deat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3.015cm" svg:y1="14.184cm" svg:x2="5.763cm" svg:y2="10.374cm" draw:start-shape="id4" draw:start-glue-point="0" draw:end-shape="id20" draw:end-glue-point="8" svg:d="M13015 14184l-7252-3810" svg:viewBox="0 0 7253 3811">
          <text:p/>
        </draw:connector>
        <draw:custom-shape draw:style-name="gr1" draw:text-style-name="P4" xml:id="id21" draw:id="id21" draw:layer="layout" svg:width="2.667cm" svg:height="1.397cm" svg:x="10.144cm" svg:y="5.421cm">
          <text:p text:style-name="P4"><text:span text:style-name="T3">Brady</text:span></text:p>
          <text:p text:style-name="P4"><text:span text:style-name="T3">S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3.015cm" svg:y1="14.184cm" svg:x2="11.478cm" svg:y2="6.818cm" draw:start-shape="id4" draw:start-glue-point="0" draw:end-shape="id21" draw:end-glue-point="8" svg:d="M13015 14184l-1537-7366" svg:viewBox="0 0 1538 7367">
          <text:p/>
        </draw:connector>
        <draw:custom-shape draw:style-name="gr1" draw:text-style-name="P4" xml:id="id28" draw:id="id28" draw:layer="layout" svg:width="2.667cm" svg:height="1.397cm" svg:x="17.129cm" svg:y="10.044cm">
          <text:p text:style-name="P4"><text:span text:style-name="T3">Ammo</text:span></text:p>
          <text:p text:style-name="P4"><text:span text:style-name="T3">Reg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7" draw:id="id27" draw:layer="layout" svg:width="2.667cm" svg:height="1.397cm" svg:x="17.129cm" svg:y="11.65cm">
          <text:p text:style-name="P4"><text:span text:style-name="T3">Has</text:span></text:p>
          <text:p text:style-name="P4"><text:span text:style-name="T3">Ammo</text:span></text:p>
          <text:p text:style-name="P4"><text:span text:style-name="T3">Re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6" draw:id="id26" draw:layer="layout" svg:width="2.667cm" svg:height="1.397cm" svg:x="17.129cm" svg:y="13.346cm">
          <text:p text:style-name="P4"><text:span text:style-name="T3">Maintains</text:span></text:p>
          <text:p text:style-name="P4"><text:span text:style-name="T3">Sales</text:span></text:p>
          <text:p text:style-name="P4"><text:span text:style-name="T3">Recor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4" draw:id="id24" draw:layer="layout" svg:width="2.667cm" svg:height="1.397cm" svg:x="17.129cm" svg:y="16.546cm">
          <text:p text:style-name="P4"><text:span text:style-name="T3">Req'd</text:span></text:p>
          <text:p text:style-name="P4"><text:span text:style-name="T3">Licen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3" draw:id="id23" draw:layer="layout" svg:width="2.667cm" svg:height="1.397cm" svg:x="17.129cm" svg:y="18.146cm">
          <text:p text:style-name="P4"><text:span text:style-name="T3">Open</text:span></text:p>
          <text:p text:style-name="P4"><text:span text:style-name="T3">Carry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1" draw:id="id31" draw:layer="layout" svg:width="2.667cm" svg:height="1.397cm" svg:x="17.021cm" svg:y="5.264cm">
          <text:p text:style-name="P4"><text:span text:style-name="T3">Guns in</text:span></text:p>
          <text:p text:style-name="P4"><text:span text:style-name="T3">State Par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2" draw:id="id32" draw:layer="layout" svg:width="2.667cm" svg:height="1.397cm" svg:x="16.902cm" svg:y="3.667cm">
          <text:p text:style-name="P4"><text:span text:style-name="T3">Guns in</text:span></text:p>
          <text:p text:style-name="P4"><text:span text:style-name="T3">Pl. Worsh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0" draw:id="id30" draw:layer="layout" svg:width="2.667cm" svg:height="1.397cm" svg:x="17.021cm" svg:y="6.764cm">
          <text:p text:style-name="P4"><text:span text:style-name="T3">Guns in</text:span></text:p>
          <text:p text:style-name="P4"><text:span text:style-name="T3">Ba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9" draw:id="id29" draw:layer="layout" svg:width="2.667cm" svg:height="1.397cm" svg:x="17.021cm" svg:y="8.364cm">
          <text:p text:style-name="P4"><text:span text:style-name="T3">Guns in</text:span></text:p>
          <text:p text:style-name="P4"><text:span text:style-name="T3">Pl. Par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2" draw:id="id22" draw:layer="layout" svg:width="2.667cm" svg:height="1.397cm" svg:x="17.129cm" svg:y="19.746cm">
          <text:p text:style-name="P4"><text:span text:style-name="T3">Waiting</text:span></text:p>
          <text:p text:style-name="P4"><text:span text:style-name="T3">Period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5" draw:id="id25" draw:layer="layout" svg:width="2.667cm" svg:height="1.397cm" svg:x="17.129cm" svg:y="14.946cm">
          <text:p text:style-name="P4"><text:span text:style-name="T3">Req'd</text:span></text:p>
          <text:p text:style-name="P4"><text:span text:style-name="T3">Regist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7.129cm" svg:y1="20.445cm" svg:x2="15.111cm" svg:y2="15.073cm" draw:start-shape="id22" draw:start-glue-point="6" draw:end-shape="id4" draw:end-glue-point="1" svg:d="M17129 20445l-2018-5372" svg:viewBox="0 0 2019 5373">
          <text:p/>
        </draw:connector>
        <draw:connector draw:style-name="gr2" draw:text-style-name="P2" draw:layer="layout" draw:type="line" svg:x1="17.129cm" svg:y1="18.845cm" svg:x2="15.111cm" svg:y2="15.073cm" draw:start-shape="id23" draw:start-glue-point="6" draw:end-shape="id4" svg:d="M17129 18845l-2018-3772" svg:viewBox="0 0 2019 3773">
          <text:p/>
        </draw:connector>
        <draw:connector draw:style-name="gr2" draw:text-style-name="P2" draw:layer="layout" draw:type="line" svg:x1="17.129cm" svg:y1="17.245cm" svg:x2="15.111cm" svg:y2="15.073cm" draw:start-shape="id24" draw:start-glue-point="6" draw:end-shape="id4" svg:d="M17129 17245l-2018-2172" svg:viewBox="0 0 2019 2173">
          <text:p/>
        </draw:connector>
        <draw:connector draw:style-name="gr2" draw:text-style-name="P2" draw:layer="layout" draw:type="line" svg:x1="17.129cm" svg:y1="15.645cm" svg:x2="15.111cm" svg:y2="15.073cm" draw:start-shape="id25" draw:start-glue-point="6" draw:end-shape="id4" svg:d="M17129 15645l-2018-572" svg:viewBox="0 0 2019 573">
          <text:p/>
        </draw:connector>
        <draw:connector draw:style-name="gr2" draw:text-style-name="P2" draw:layer="layout" draw:type="line" svg:x1="17.129cm" svg:y1="14.044cm" svg:x2="15.111cm" svg:y2="15.073cm" draw:start-shape="id26" draw:end-shape="id4" svg:d="M17129 14044l-2018 1029" svg:viewBox="0 0 2019 1030">
          <text:p/>
        </draw:connector>
        <draw:connector draw:style-name="gr2" draw:text-style-name="P2" draw:layer="layout" draw:type="line" svg:x1="17.129cm" svg:y1="12.349cm" svg:x2="15.111cm" svg:y2="15.073cm" draw:start-shape="id27" draw:start-glue-point="6" draw:end-shape="id4" svg:d="M17129 12349l-2018 2724" svg:viewBox="0 0 2019 2725">
          <text:p/>
        </draw:connector>
        <draw:connector draw:style-name="gr2" draw:text-style-name="P2" draw:layer="layout" draw:type="line" svg:x1="15.111cm" svg:y1="15.073cm" svg:x2="17.129cm" svg:y2="10.743cm" draw:start-shape="id4" draw:start-glue-point="1" draw:end-shape="id28" draw:end-glue-point="6" svg:d="M15111 15073l2018-4330" svg:viewBox="0 0 2019 4331">
          <text:p/>
        </draw:connector>
        <draw:connector draw:style-name="gr2" draw:text-style-name="P2" draw:layer="layout" draw:type="line" svg:x1="15.111cm" svg:y1="15.073cm" svg:x2="17.021cm" svg:y2="9.062cm" draw:start-shape="id4" draw:end-shape="id29" svg:d="M15111 15073l1910-6011" svg:viewBox="0 0 1911 6012">
          <text:p/>
        </draw:connector>
        <draw:connector draw:style-name="gr2" draw:text-style-name="P2" draw:layer="layout" draw:type="line" svg:x1="15.111cm" svg:y1="15.073cm" svg:x2="17.021cm" svg:y2="7.463cm" draw:start-shape="id4" draw:start-glue-point="1" draw:end-shape="id30" draw:end-glue-point="6" svg:d="M15111 15073l1910-7610" svg:viewBox="0 0 1911 7611">
          <text:p/>
        </draw:connector>
        <draw:connector draw:style-name="gr2" draw:text-style-name="P2" draw:layer="layout" draw:type="line" svg:x1="15.111cm" svg:y1="15.073cm" svg:x2="17.021cm" svg:y2="5.963cm" draw:start-shape="id4" draw:start-glue-point="1" draw:end-shape="id31" draw:end-glue-point="6" svg:d="M15111 15073l1910-9110" svg:viewBox="0 0 1911 9111">
          <text:p/>
        </draw:connector>
        <draw:connector draw:style-name="gr2" draw:text-style-name="P2" draw:layer="layout" draw:type="line" svg:x1="16.902cm" svg:y1="4.366cm" svg:x2="15.111cm" svg:y2="15.073cm" draw:start-shape="id32" draw:start-glue-point="6" draw:end-shape="id4" draw:end-glue-point="1" svg:d="M16902 4366l-1791 10707" svg:viewBox="0 0 1792 10708">
          <text:p/>
        </draw:connector>
        <draw:frame draw:style-name="gr3" draw:layer="layout" svg:width="17.554cm" svg:height="0.962cm" svg:x="2.143cm" svg:y="0.862cm">
          <draw:text-box>
            <text:p>ER Diagram for Gun Violence and Gun Regulation Visualizer</text:p>
          </draw:text-box>
        </draw:frame>
        <draw:frame draw:style-name="gr3" draw:layer="layout" svg:width="16.25cm" svg:height="0.962cm" svg:x="2.784cm" svg:y="1.878cm">
          <draw:text-box>
            <text:p>Alec Martin | Ellie Daw | Jennifer Baumann | John Cron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c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c </meta:initial-creator>
    <meta:creation-date>2014-12-09T08:04:28.253455567</meta:creation-date>
    <dc:date>2014-12-09T09:49:12.812225307</dc:date>
    <dc:creator>Alec </dc:creator>
    <meta:editing-duration>PT1H7M13S</meta:editing-duration>
    <meta:editing-cycles>5</meta:editing-cycles>
    <meta:generator>LibreOffice/4.2.6.3$Linux_X86_64 LibreOffice_project/420m0$Build-3</meta:generator>
    <meta:document-statistic meta:object-count="69"/>
  </office:meta>
</office:document-meta>
</file>